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6.986cm" fo:margin-left="0.196cm" fo:margin-top="0cm" fo:margin-bottom="0cm" table:align="left" style:writing-mode="page"/>
    </style:style>
    <style:style style:name="Tableau1.A" style:family="table-column">
      <style:table-column-properties style:column-width="8.493cm"/>
    </style:style>
    <style:style style:name="Tableau1.1" style:family="table-row">
      <style:table-row-properties style:min-row-height="1.695cm" fo:keep-together="auto"/>
    </style:style>
    <style:style style:name="Tableau1.A1" style:family="table-cell">
      <style:table-cell-properties style:vertical-align="" fo:background-color="transparent" fo:padding="0.141cm" fo:border="0.25pt solid #000000">
        <style:background-image/>
      </style:table-cell-properties>
    </style:style>
    <style:style style:name="Tableau1.2" style:family="table-row">
      <style:table-row-properties style:min-row-height="2.965cm" fo:keep-together="auto"/>
    </style:style>
    <style:style style:name="Tableau1.A2" style:family="table-cell">
      <style:table-cell-properties style:vertical-align="" fo:background-color="#f5f5f5" fo:padding="0.141cm" fo:border="0.25pt solid #000000">
        <style:background-image/>
      </style:table-cell-properties>
    </style:style>
    <style:style style:name="Tableau1.3" style:family="table-row">
      <style:table-row-properties style:min-row-height="0.52cm" fo:keep-together="auto"/>
    </style:style>
    <style:style style:name="Tableau1.B3" style:family="table-cell">
      <style:table-cell-properties style:vertical-align="middle" fo:background-color="transparent" fo:padding="0.035cm" fo:border="0.25pt solid #000000">
        <style:background-image/>
      </style:table-cell-properties>
    </style:style>
    <style:style style:name="Tableau1.4" style:family="table-row">
      <style:table-row-properties style:min-row-height="5.928cm" fo:keep-together="auto"/>
    </style:style>
    <style:style style:name="Tableau1.6" style:family="table-row">
      <style:table-row-properties style:min-row-height="0.848cm" fo:keep-together="auto"/>
    </style:style>
    <style:style style:name="Tableau1.7" style:family="table-row">
      <style:table-row-properties style:min-row-height="1.483cm" fo:keep-together="auto"/>
    </style:style>
    <style:style style:name="P1" style:family="paragraph" style:parent-style-name="Corps">
      <style:paragraph-properties fo:text-align="center" style:justify-single-word="false"/>
    </style:style>
    <style:style style:name="P2" style:family="paragraph" style:parent-style-name="Heading_20_3">
      <style:paragraph-properties fo:margin-left="0cm" fo:margin-right="0cm" fo:margin-top="0cm" fo:margin-bottom="0.847cm" style:contextual-spacing="false" fo:line-height="100%" fo:text-align="justify" style:justify-single-word="false" fo:text-indent="0cm" style:auto-text-indent="false" style:writing-mode="lr-tb"/>
      <style:text-properties style:font-name="Tahoma" style:font-name-asian="Tahoma1" style:font-name-complex="Tahoma1"/>
    </style:style>
    <style:style style:name="P3" style:family="paragraph" style:parent-style-name="Text_20_body" style:list-style-name="L1"/>
    <style:style style:name="P4" style:family="paragraph" style:parent-style-name="Text_20_body" style:list-style-name="L1">
      <style:text-properties officeooo:paragraph-rsid="00217d5b"/>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officeooo:paragraph-rsid="002529af"/>
    </style:style>
    <style:style style:name="P8" style:family="paragraph" style:parent-style-name="Text_20_body" style:list-style-name="L4"/>
    <style:style style:name="P9" style:family="paragraph" style:parent-style-name="Text_20_body" style:list-style-name="L4">
      <style:text-properties officeooo:paragraph-rsid="002529af"/>
    </style:style>
    <style:style style:name="P10" style:family="paragraph" style:parent-style-name="Par_20_défaut">
      <style:paragraph-properties fo:margin-left="0cm" fo:margin-right="0cm" fo:margin-top="0cm" fo:margin-bottom="0cm" style:contextual-spacing="false" fo:line-height="100%" fo:text-align="justify" style:justify-single-word="false" fo:text-indent="0cm" style:auto-text-indent="false" style:writing-mode="lr-tb"/>
      <style:text-properties fo:color="#4c4c4c" loext:opacity="100%" style:text-outline="false" officeooo:rsid="001f9e58" officeooo:paragraph-rsid="001f9e58"/>
    </style:style>
    <style:style style:name="P11" style:family="paragraph" style:parent-style-name="Par_20_défaut">
      <style:paragraph-properties fo:margin-left="0cm" fo:margin-right="0cm" fo:margin-top="0cm" fo:margin-bottom="0cm" style:contextual-spacing="false" fo:line-height="100%" fo:text-align="justify" style:justify-single-word="false" fo:text-indent="0cm" style:auto-text-indent="false" style:writing-mode="lr-tb"/>
      <style:text-properties fo:color="#4c4c4c" loext:opacity="100%" style:text-outline="false"/>
    </style:style>
    <style:style style:name="P12" style:family="paragraph" style:parent-style-name="Style_20_de_20_tableau_a0_2">
      <style:text-properties style:font-name="Helvetica Neue" fo:font-weight="bold" style:font-weight-asian="bold" style:font-weight-complex="bold"/>
    </style:style>
    <style:style style:name="P13" style:family="paragraph" style:parent-style-name="Corps">
      <style:paragraph-properties style:writing-mode="lr-tb"/>
      <style:text-properties style:font-name="Helvetica Neue" style:font-name-asian="Arial Unicode MS" style:font-name-complex="Arial Unicode MS"/>
    </style:style>
    <style:style style:name="P14" style:family="paragraph" style:parent-style-name="Corps">
      <style:paragraph-properties style:writing-mode="lr-tb"/>
    </style:style>
    <style:style style:name="P15" style:family="paragraph" style:parent-style-name="Par_20_défaut">
      <style:paragraph-properties fo:margin-left="0cm" fo:margin-right="0cm" fo:margin-top="0cm" fo:margin-bottom="0cm" style:contextual-spacing="false" fo:line-height="100%" fo:text-align="justify" style:justify-single-word="false" fo:text-indent="0cm" style:auto-text-indent="false" style:writing-mode="lr-tb"/>
      <style:text-properties officeooo:rsid="001f3569" officeooo:paragraph-rsid="001f3569"/>
    </style:style>
    <style:style style:name="T1" style:family="text">
      <style:text-properties fo:font-weight="bold"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01f3569" style:font-weight-asian="bold" style:font-weight-complex="bold"/>
    </style:style>
    <style:style style:name="T4" style:family="text">
      <style:text-properties style:font-name="Tahoma" style:font-name-asian="Tahoma1" style:font-name-complex="Tahoma1"/>
    </style:style>
    <style:style style:name="T5" style:family="text">
      <style:text-properties style:font-name="Tahoma" fo:language="fr" fo:country="FR" style:font-name-asian="Tahoma1" style:font-name-complex="Tahoma1"/>
    </style:style>
    <style:style style:name="T6" style:family="text">
      <style:text-properties fo:language="fr" fo:country="FR"/>
    </style:style>
    <style:style style:name="T7" style:family="text">
      <style:text-properties officeooo:rsid="00217d5b"/>
    </style:style>
    <style:style style:name="T8" style:family="text">
      <style:text-properties officeooo:rsid="00230c7c"/>
    </style:style>
    <style:style style:name="T9" style:family="text">
      <style:text-properties fo:color="#4c4c4c" loext:opacity="100%" style:text-outline="false"/>
    </style:style>
    <style:style style:name="T10" style:family="text">
      <style:text-properties officeooo:rsid="002529af"/>
    </style:style>
    <style:style style:name="T11"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SWOT NEFLIX </text:span><text:span text:style-name="T3">Ilyes MOBAREK, Nathan PHILIPPE, Alex MARESCAUX</text:span></text:p>
      <text:h text:style-name="P2" text:outline-level="3" loext:marker-style-name="T4"><text:span text:style-name="T5"/></text:h>
      <text:h text:style-name="P2" text:outline-level="3" loext:marker-style-name="T4"><text:span text:style-name="T5"/></text:h>
      <text:h text:style-name="P2" text:outline-level="3" loext:marker-style-name="T4"><text:span text:style-name="T6">Forces :</text:span></text:h>
      <text:list text:style-name="L1">
        <text:list-item>
          <text:p text:style-name="P3">Netflix est une entreprise prospère, reconnue comme l'une des marques les plus influentes du 21e siècle. Grâce à son orientation client et son rôle de pionnier dans le domaine du streaming, elle a su se forger une position dominante. En 2023, <text:span text:style-name="Strong_20_Emphasis">Interbrand</text:span> a évalué sa valeur de marque à <text:span text:style-name="Strong_20_Emphasis">17,9 milliards de dollars</text:span>, la classant ainsi parmi les 39 premières marques mondiales. Son logo est désormais emblématique, et des expressions telles que <text:span text:style-name="Emphasis">« Netflix et chill »</text:span> ou <text:span text:style-name="Emphasis">« l’effet Netflix »</text:span> sont couramment utilisées pour décrire son impact culturel et social <text:span text:style-name="T7">(</text:span><text:a xlink:type="simple" xlink:href="https://www.rankingthebrands.com/Brand-detail.aspx?brandID=564" text:style-name="Internet_20_link" text:visited-style-name="Visited_20_Internet_20_Link"><text:span text:style-name="T7">https://www.rankingthebrands.com/Brand-detail.aspx?brandID=564</text:span></text:a><text:span text:style-name="T7">)</text:span></text:p>
        </text:list-item>
      </text:list>
      <text:p text:style-name="Text_20_body"/>
      <text:list text:continue-numbering="true" text:style-name="L1">
        <text:list-item>
          <text:p text:style-name="P3">Netflix a une présence mondiale, étant accessible dans <text:span text:style-name="Strong_20_Emphasis">190 pays</text:span>. Cette portée internationale, combinée à son accessibilité dans de nombreuses régions d’Asie du Sud-Est, lui confère un avantage compétitif significatif sur un marché en constante évolution (https://help.netflix.com/en/node/14164).</text:p>
        </text:list-item>
        <text:list-item>
          <text:p text:style-name="P3">Avec près de <text:span text:style-name="Strong_20_Emphasis">2</text:span><text:span text:style-name="Strong_20_Emphasis"><text:span text:style-name="T7">47</text:span></text:span><text:span text:style-name="Strong_20_Emphasis"> millions d'abonnés payants</text:span>, Netflix bénéficie d’une base solide qui lui permet de négocier avec les studios et sociétés de production avec un pouvoir de levier considérable (https://substreammagazine.com/2023/11/netflix-subscribers-rise-by-nine-million-in-third-quarter-of-2023/).</text:p>
        </text:list-item>
        <text:list-item>
          <text:p text:style-name="P4">Le contenu original de Netflix, qui représente environ <text:span text:style-name="Strong_20_Emphasis">55 % de son offre</text:span>, ouvre des opportunités aux créateurs de contenu et contribue à son succès. Des séries comme <text:span text:style-name="Emphasis">Stranger Things</text:span> illustrent parfaitement l'impact de ces productions exclusives. <text:span text:style-name="T7">(https://cordcuttersnews.com/netflixs-u-s-catalog-now-comprised-of-55-original-content/)</text:span></text:p>
        </text:list-item>
        <text:list-item>
          <text:p text:style-name="P3">Netflix ne se contente pas de produire du contenu, mais façonne également des tendances culturelles mondiales. Par exemple, le phénomène du <text:span text:style-name="Strong_20_Emphasis">binge-watching</text:span> (regarder plusieurs épisodes d’une série à la suite) a été largement popularisé par la plateforme, transformant la manière dont les consommateurs abordent le visionnage de contenus (https://businessmodelanalyst.com/fr/analyse-SWOT-de-Netflix/?srsltid=AfmBOorAxqGFpphVc2VzVFOQRakwmhiotFWPw5wvytSf_HZ77NhJkZAk).</text:p>
        </text:list-item>
        <text:list-item>
          <text:p text:style-name="P3">L’algorithme sophistiqué de Netflix, qui recommande du contenu personnalisé en fonction des préférences et habitudes de l’utilisateur, améliore continuellement l'expérience client. Par exemple, les miniatures de films changent en fonction des goûts personnels de chaque utilisateur, optimisant ainsi l'engagement et l'adhésion à la plateforme (<text:span text:style-name="Emphasis">https://www.almabetter.com/bytes/articles/how-netflix-uses-machine-learning-to-keep-users-glued-to-the-screen</text:span>).</text:p>
        </text:list-item>
      </text:list>
      <text:h text:style-name="Heading_20_3" text:outline-level="3"/>
      <text:p text:style-name="Text_20_body"/>
      <text:p text:style-name="Text_20_body"><text:soft-page-break/></text:p>
      <text:p text:style-name="Text_20_body"/>
      <text:p text:style-name="Text_20_body"/>
      <text:h text:style-name="Heading_20_3" text:outline-level="3">Faiblesses :</text:h>
      <text:list text:style-name="L2">
        <text:list-item>
          <text:p text:style-name="P5">Netflix fait face à des <text:span text:style-name="Strong_20_Emphasis">droits d’auteurs limités</text:span>, ce qui peut restreindre la disponibilité de certains contenus populaires, impactant ainsi ses revenus potentiels (https://nerdbot.com/2023/07/20/the-challenge-of-regional-content-restrictions-on-netflix/).</text:p>
        </text:list-item>
        <text:list-item>
          <text:p text:style-name="P5">Le manque de contenu local dans certains pays restreint l'attractivité de Netflix dans ces régions, où les consommateurs privilégient souvent du contenu qui reflète leur culture et leur langue (https://annenberg.usc.edu/news/research-and-impact/netflixs-big-bet-foreign-content-and-international-viewers-could-upend).</text:p>
        </text:list-item>
        <text:list-item>
          <text:p text:style-name="P5">L'entreprise reste largement dépendante de sa clientèle nord-américaine, ce qui la rend vulnérable aux fluctuations de ce marché. Cette dépendance géographique pèse lourdement sur ses performances financières (https://www.statista.com/statistics/1090098/netflix-global-revenue-by-region/).</text:p>
        </text:list-item>
        <text:list-item>
          <text:p text:style-name="P5"><text:span text:style-name="Strong_20_Emphasis">La gestion de l’assistance à la clientèle</text:span> est un point faible de Netflix, avec des lacunes dans la qualité du service, ce qui peut affecter la satisfaction des abonnés (https://whipmedia.com/resource_items/2023-streaming-satisfaction-survey/).</text:p>
        </text:list-item>
        <text:list-item>
          <text:p text:style-name="P5">Au début, Netflix se distinguait par ses prix compétitifs, mais au fil du temps, l’augmentation des tarifs, combinée à l’introduction d’un abonnement avec publicité, a diminué sa compétitivité sur le marché du streaming (https://clark.com/streaming-tv/netflix-price-increase-2023/).</text:p>
        </text:list-item>
      </text:list>
      <text:h text:style-name="Heading_20_3" text:outline-level="3"/>
      <text:h text:style-name="Heading_20_3" text:outline-level="3"/>
      <text:h text:style-name="Heading_20_3" text:outline-level="3"/>
      <text:h text:style-name="Heading_20_3" text:outline-level="3">Opportunités :</text:h>
      <text:list text:style-name="L3">
        <text:list-item>
          <text:p text:style-name="P6">Netflix dispose d'une <text:span text:style-name="Strong_20_Emphasis">forte réputation de marque</text:span> et pourrait tirer parti de la demande croissante pour les plateformes OTT (Over The Top). Cette dynamique présente une occasion de renforcer sa position sur le marché mondial.<text:span text:style-name="T8">(</text:span><text:a xlink:type="simple" xlink:href="https://ottfast.com/how-ott-streaming-will-change-in-2023-top-trends-and-predictions/" text:style-name="Internet_20_link" text:visited-style-name="Visited_20_Internet_20_Link"><text:span text:style-name="T8">https://ottfast.com/how-ott-streaming-will-change-in-2023-top-trends-and-predictions/</text:span></text:a><text:span text:style-name="T8">) et (https://drbrandagency.com/digital-marketing/netflix-marketing-strategy/)</text:span></text:p>
        </text:list-item>
        <text:list-item>
          <text:p text:style-name="P6">En raison de son engagement pour du contenu exclusif, Netflix pourrait étendre ses offres vers <text:span text:style-name="Strong_20_Emphasis">d'autres secteurs</text:span>, comme les jeux vidéo, les bandes dessinées et plus encore (https://www.businesstoday.in/technology/news/story/netflix-is-going-all-in-on-gaming-40-new-games-announced-for-2023-374471-2023-03-23).</text:p>
        </text:list-item>
        <text:list-item>
          <text:p text:style-name="P7">Étant déjà présent dans le monde entier, Netflix pourrait renforcer sa base d'abonnés en formant des <text:span text:style-name="Strong_20_Emphasis">partenariats stratégiques</text:span> avec des acteurs locaux, afin de mieux conquérir les marchés spécifiques.(https://www.managerocean.com/analyse-swot-exemple-netflix/).</text:p>
        </text:list-item>
        <text:list-item>
          <text:p text:style-name="P6"><text:soft-page-break/>En se démarquant par son modèle économique sans publicité, Netflix peut continuer à se concentrer sur l'amélioration de l'expérience utilisateur, offrant ainsi un <text:span text:style-name="Strong_20_Emphasis">service clientèle de qualité supérieure</text:span> (https://businessmodelanalyst.com/fr/analyse-SWOT-de-Netflix/?srsltid=AfmBOorAxqGFpphVc2VzVFOQRakwmhiotFWPw5wvytSf_HZ77NhJkZAk).</text:p>
        </text:list-item>
        <text:list-item>
          <text:p text:style-name="P6">L’expansion de Netflix dans les <text:span text:style-name="Strong_20_Emphasis">pays émergents</text:span> comme l’Inde, le Brésil et la Chine pourrait être un levier de croissance considérable, ces marchés étant de plus en plus connectés au reste du monde (https://www.managerocean.com/analyse-swot-exemple-netflix/).</text:p>
        </text:list-item>
        <text:list-item>
          <text:p text:style-name="P6">L'émergence de technologies telles que l’<text:span text:style-name="Strong_20_Emphasis">IA</text:span>, la <text:span text:style-name="Strong_20_Emphasis">réalité virtuelle</text:span> et la <text:span text:style-name="Strong_20_Emphasis">réalité augmentée</text:span> pourrait offrir à Netflix de nouvelles avenues pour l'innovation dans ses contenus et services (https://www.managerocean.com/analyse-swot-exemple-netflix/).</text:p>
        </text:list-item>
      </text:list>
      <text:h text:style-name="Heading_20_3" text:outline-level="3"/>
      <text:p text:style-name="Text_20_body"/>
      <text:h text:style-name="Heading_20_3" text:outline-level="3">Menaces :</text:h>
      <text:list text:style-name="L4">
        <text:list-item>
          <text:p text:style-name="P8">Les <text:span text:style-name="Strong_20_Emphasis">réglementations gouvernementales</text:span> dans certains pays peuvent restreindre l’expansion de Netflix. Des exigences de diffusion de contenu local, des taxes spécifiques ou des restrictions de contenu peuvent limiter son accès à de nouveaux marchés et augmenter les coûts de fonctionnement (https://www.edrawsoft.com/fr/article/netflix-swot-analysis.html).</text:p>
        </text:list-item>
        <text:list-item>
          <text:p text:style-name="P8">Le <text:span text:style-name="Strong_20_Emphasis">piratage de contenu</text:span> reste une menace majeure pour Netflix, avec de nombreuses personnes choisissant de regarder illégalement des séries populaires, ce qui nuit à ses revenus (https://businessmodelanalyst.com/fr/analyse-SWOT-de-Netflix/?srsltid=AfmBOorAxqGFpphVc2VzVFOQRakwmhiotFWPw5wvytSf_HZ77NhJkZAk).</text:p>
        </text:list-item>
        <text:list-item>
          <text:p text:style-name="P9">Le partage de comptes entre plusieurs utilisateurs est également un facteur de <text:span text:style-name="Strong_20_Emphasis">perte de revenus</text:span> pour Netflix, car cela limite le nombre d'abonnements payants.(https://www.managerocean.com/analyse-swot-exemple-netflix/).</text:p>
        </text:list-item>
        <text:list-item>
          <text:p text:style-name="P8"><text:span text:style-name="Strong_20_Emphasis">La concurrence accrue</text:span> dans le secteur du streaming, avec des géants comme <text:span text:style-name="Strong_20_Emphasis">Amazon Prime Video</text:span>, <text:span text:style-name="Strong_20_Emphasis">Disney+</text:span>, et <text:span text:style-name="Strong_20_Emphasis">Max</text:span>, représente une menace pour la position dominante de Netflix. Bien que Netflix reste leader en nombre d'abonnés, la hausse des prix et la perte de clients pourrait nuire à sa position face à ses rivaux (https://businessmodelanalyst.com/fr/analyse-SWOT-de-Netflix/?srsltid=AfmBOorAxqGFpphVc2VzVFOQRakwmhiotFWPw5wvytSf_HZ77NhJkZAk).</text:p>
        </text:list-item>
        <text:list-item>
          <text:p text:style-name="P9">Le piratage demeure un problème majeur, avec des pertes potentielles pour Netflix en raison de la distribution illégale de ses contenus.(https://businessmodelanalyst.com/fr/analyse-SWOT-de-Netflix/?srsltid=AfmBOorAxqGFpphVc2VzVFOQRakwmhiotFWPw5wvytSf_HZ77NhJkZAk)</text:p>
        </text:list-item>
        <text:list-item>
          <text:p text:style-name="P8">Enfin, Netflix ne s’est pas encore investi de manière significative dans des initiatives <text:span text:style-name="Strong_20_Emphasis">écologiques</text:span>. Alors que d’autres entreprises du secteur technologique, telles que les GAFAM, se tournent vers les énergies renouvelables, Netflix pourrait voir son image de marque ternie si elle ne suit pas cette tendance (https://businessmodelanalyst.com/fr/analyse-SWOT-de-Netflix/?srsltid=AfmBOorAxqGFpphVc2VzVFOQRakwmhiotFWPw5wvytSf_HZ77NhJkZAk)</text:p>
        </text:list-item>
      </text:list>
      <text:p text:style-name="Text_20_body"><text:soft-page-break/></text:p>
      <text:p text:style-name="Text_20_body"/>
      <text:p text:style-name="Text_20_body"/>
      <text:p text:style-name="Text_20_body"/>
      <text:p text:style-name="P10" loext:marker-style-name="T9">TABLEAU :</text:p>
      <text:p text:style-name="P11" loext:marker-style-name="T9"/>
      <text:p text:style-name="P11" loext:marker-style-name="T9"/>
      <table:table table:name="Tableau1" table:style-name="Tableau1">
        <table:table-column table:style-name="Tableau1.A" table:number-columns-repeated="2"/>
        <table:table-row table:style-name="Tableau1.1">
          <table:table-cell table:style-name="Tableau1.A1" office:value-type="string">
            <text:p text:style-name="P12">Type d’organisation</text:p>
          </table:table-cell>
          <table:table-cell table:style-name="Tableau1.A1" office:value-type="string">
            <text:p text:style-name="P13"><text:span text:style-name="T10">Organisation privé, </text:span>Entreprise multinationale de streaming et de production de contenu</text:p>
            <text:p text:style-name="P14"/>
            <text:p text:style-name="P14"/>
          </table:table-cell>
        </table:table-row>
        <table:table-row table:style-name="Tableau1.2">
          <table:table-cell table:style-name="Tableau1.A2" office:value-type="string">
            <text:p text:style-name="P12">Finalité, but, objectifs</text:p>
          </table:table-cell>
          <table:table-cell table:style-name="Tableau1.A2" office:value-type="string">
            <text:p text:style-name="P13">Fournir du divertissement par le biais de contenus en streaming et de productions originales. Maximiser les abonnés et les revenus.</text:p>
            <text:p text:style-name="P14"/>
            <text:p text:style-name="P13">But lucratif (profit )</text:p>
            <text:p text:style-name="P14"/>
          </table:table-cell>
        </table:table-row>
        <table:table-row table:style-name="Tableau1.3">
          <table:table-cell table:style-name="Tableau1.A1" office:value-type="string">
            <text:p text:style-name="P12">Forme juridique</text:p>
          </table:table-cell>
          <table:table-cell table:style-name="Tableau1.B3" office:value-type="string">
            <text:p text:style-name="P13">SAS, société par action simplifiée</text:p>
          </table:table-cell>
        </table:table-row>
        <table:table-row table:style-name="Tableau1.4">
          <table:table-cell table:style-name="Tableau1.A2" office:value-type="string">
            <text:p text:style-name="P12">Ressources :<text:line-break/>-financières</text:p>
            <text:p text:style-name="P12">-matérielles et technologiques</text:p>
            <text:p text:style-name="P12">-commerciales</text:p>
            <text:p text:style-name="P12">-humaines</text:p>
          </table:table-cell>
          <table:table-cell table:style-name="Tableau1.A2" office:value-type="string">
            <text:p text:style-name="P13">Capitalisation boursière : 350.3 Mrd (USD)</text:p>
            <text:p text:style-name="P14"/>
            <text:p text:style-name="P13">Le chiffre d'affaires 2023 de la société Netflix, Inc. est de 33.72 Mrd (USD), en augmentation de 6.67%. ( résultat net : 5.41 Mrd (USD) )</text:p>
            <text:p text:style-name="P14"/>
            <text:p text:style-name="P13">Siege social : Los Gatos, en Californie</text:p>
            <text:p text:style-name="P13">Nombre d’employés : 13k ( 2023 )</text:p>
            <text:p text:style-name="P14"/>
            <text:p text:style-name="P13">Matériel et technologique : cloud, serveur, siège social dans différents pays</text:p>
            <text:p text:style-name="P14"/>
            <text:p text:style-name="P13">Commerciales : Plateforme en ligne, partenariats, réseaux </text:p>
          </table:table-cell>
        </table:table-row>
        <table:table-row table:style-name="Tableau1.3">
          <table:table-cell table:style-name="Tableau1.A1" office:value-type="string">
            <text:p text:style-name="P12">Nature de l’activité</text:p>
          </table:table-cell>
          <table:table-cell table:style-name="Tableau1.A1" office:value-type="string">
            <text:p text:style-name="Standard">Prestataire de services de <text:span text:style-name="Strong_20_Emphasis"><text:span text:style-name="T11">streaming vidéo à la demande</text:span></text:span> (VOD) </text:p>
          </table:table-cell>
        </table:table-row>
        <table:table-row table:style-name="Tableau1.6">
          <table:table-cell table:style-name="Tableau1.A2" office:value-type="string">
            <text:p text:style-name="P12">Secteur économique ( déterminé par l’activité principale )</text:p>
          </table:table-cell>
          <table:table-cell table:style-name="Tableau1.A2" office:value-type="string">
            <text:p text:style-name="P13">Secteur tertiaire</text:p>
          </table:table-cell>
        </table:table-row>
        <table:table-row table:style-name="Tableau1.7">
          <table:table-cell table:style-name="Tableau1.A1" office:value-type="string">
            <text:p text:style-name="P12">Champ d’action géographique</text:p>
          </table:table-cell>
          <table:table-cell table:style-name="Tableau1.B3" office:value-type="string">
            <text:p text:style-name="P13">Mondial (disponible dans 190+ pays)</text:p>
            <text:p text:style-name="P14"/>
            <text:p text:style-name="P14"/>
            <text:p text:style-name="P14"/>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rps"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1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Par_20_défaut" style:display-name="Par défaut" style:family="paragraph" style:default-outline-level="">
      <loext:graphic-properties draw:fill="none" draw:fill-color="#ffffff"/>
      <style:paragraph-properties fo:margin-left="0cm" fo:margin-right="0cm" fo:margin-top="0.282cm" fo:margin-bottom="0cm" style:contextual-spacing="false" fo:line-height="12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Style_20_de_20_tableau_a0_2" style:display-name="Style de tableau 2"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text-properties fo:language="fr" fo:country="FR"/>
    </style:style>
    <style:style style:name="Lien" style:family="text">
      <style:text-properties style:text-underline-style="solid" style:text-underline-width="auto" style:text-underline-color="#ffffff"/>
    </style:style>
    <style:style style:name="Hyperlink.0" style:family="text" style:parent-style-name="Lien">
      <style:text-properties fo:color="#88f94e" loext:opacity="100%" style:text-outline="false"/>
    </style:style>
    <style:style style:name="ListLabel_20_1" style:display-name="ListLabel 1" style:family="text">
      <style:text-properties fo:font-variant="normal" fo:text-transform="none" style:text-outline="false" style:text-line-through-style="none" style:text-line-through-type="none" style:text-position="0% 100%" fo:font-size="8pt" fo:letter-spacing="normal" style:letter-kerning="false" style:font-size-asian="8pt" style:font-size-complex="8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8pt" fo:letter-spacing="normal" style:letter-kerning="false" style:font-size-asian="8pt" style:font-size-complex="8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fo:color="#4c4c4c" loext:opacity="100%"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Helvetica Neue1" style:font-family-asian="'Helvetica Neue'" style:font-family-generic-asian="system" style:font-pitch-asian="variable" style:font-style-asian="normal" style:font-weight-asian="normal" style:font-name-complex="Helvetica Neue1" style:font-family-complex="'Helvetica Neue'"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4.5pt" fo:letter-spacing="normal" style:letter-kerning="false" style:font-size-asian="14.5pt" style:font-size-complex="14.5pt" style:text-scale="100%" style:font-relief="none"/>
    </style:style>
    <style:style style:name="ListLabel_20_55" style:display-name="ListLabel 55" style:family="text">
      <style:text-properties style:font-name="Tahoma" fo:font-family="Tahoma" style:font-family-generic="roman" style:font-pitch="variable" fo:language="en" fo:country="U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6" style:display-name="ListLabel 56" style:family="text">
      <style:text-properties style:font-name="Tahoma" fo:font-family="Tahoma" style:font-family-generic="roman" style:font-pitch="variable" fo:language="fr" fo:country="FR"/>
    </style:style>
    <style:style style:name="ListLabel_20_57" style:display-name="ListLabel 57" style:family="text">
      <style:text-properties fo:color="#4c4c4c" loext:opacity="100%" style:text-outline="false" fo:language="en" fo:country="US"/>
    </style:style>
    <style:style style:name="ListLabel_20_58" style:display-name="ListLabel 58" style:family="text">
      <style:text-properties fo:color="#4c4c4c" loext:opacity="100%" style:text-outline="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re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1cm" fo:margin-left="1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99cm" fo:margin-left="1.76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nothing" fo:margin-left="2.5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nothing" fo:margin-left="3.8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nothing" fo:margin-left="5.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nothing" fo:margin-left="6.35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nothing" fo:margin-left="7.6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nothing" fo:margin-left="8.8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nothing" fo:margin-left="10.1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882cm" fo:margin-left="0.882cm"/>
        </style:list-level-properties>
        <style:text-properties fo:font-family="'Helvetica Neu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61cm" fo:margin-left="1.438cm"/>
        </style:list-level-properties>
        <style:text-properties fo:font-family="'Helvetica Neu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61cm" fo:margin-left="1.826cm"/>
        </style:list-level-properties>
        <style:text-properties fo:font-family="'Helvetica Neu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61cm" fo:margin-left="2.214cm"/>
        </style:list-level-properties>
        <style:text-properties fo:font-family="'Helvetica Neu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61cm" fo:margin-left="2.602cm"/>
        </style:list-level-properties>
        <style:text-properties fo:font-family="'Helvetica Neu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61cm" fo:margin-left="2.99cm"/>
        </style:list-level-properties>
        <style:text-properties fo:font-family="'Helvetica Neu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61cm" fo:margin-left="3.378cm"/>
        </style:list-level-properties>
        <style:text-properties fo:font-family="'Helvetica Neu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61cm" fo:margin-left="3.766cm"/>
        </style:list-level-properties>
        <style:text-properties fo:font-family="'Helvetica Neu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61cm" fo:margin-left="4.154cm"/>
        </style:list-level-properties>
        <style:text-properties fo:font-family="'Helvetica Neu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82cm" fo:margin-left="0.882cm"/>
        </style:list-level-properties>
        <style:text-properties fo:font-family="'Helvetica Neu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61cm" fo:margin-left="1.438cm"/>
        </style:list-level-properties>
        <style:text-properties fo:font-family="'Helvetica Neu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61cm" fo:margin-left="1.826cm"/>
        </style:list-level-properties>
        <style:text-properties fo:font-family="'Helvetica Neu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61cm" fo:margin-left="2.214cm"/>
        </style:list-level-properties>
        <style:text-properties fo:font-family="'Helvetica Neu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61cm" fo:margin-left="2.602cm"/>
        </style:list-level-properties>
        <style:text-properties fo:font-family="'Helvetica Neu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61cm" fo:margin-left="2.99cm"/>
        </style:list-level-properties>
        <style:text-properties fo:font-family="'Helvetica Neu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61cm" fo:margin-left="3.378cm"/>
        </style:list-level-properties>
        <style:text-properties fo:font-family="'Helvetica Neu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61cm" fo:margin-left="3.766cm"/>
        </style:list-level-properties>
        <style:text-properties fo:font-family="'Helvetica Neu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61cm" fo:margin-left="4.154cm"/>
        </style:list-level-properties>
        <style:text-properties fo:font-family="'Helvetica Neu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82cm" fo:margin-left="1.27cm"/>
        </style:list-level-properties>
        <style:text-properties fo:font-family="'Helvetica Neu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61cm" fo:margin-left="1.438cm"/>
        </style:list-level-properties>
        <style:text-properties fo:font-family="'Helvetica Neu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61cm" fo:margin-left="1.826cm"/>
        </style:list-level-properties>
        <style:text-properties fo:font-family="'Helvetica Neu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61cm" fo:margin-left="2.214cm"/>
        </style:list-level-properties>
        <style:text-properties fo:font-family="'Helvetica Neu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61cm" fo:margin-left="2.602cm"/>
        </style:list-level-properties>
        <style:text-properties fo:font-family="'Helvetica Neu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61cm" fo:margin-left="2.99cm"/>
        </style:list-level-properties>
        <style:text-properties fo:font-family="'Helvetica Neu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61cm" fo:margin-left="3.378cm"/>
        </style:list-level-properties>
        <style:text-properties fo:font-family="'Helvetica Neu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61cm" fo:margin-left="3.766cm"/>
        </style:list-level-properties>
        <style:text-properties fo:font-family="'Helvetica Neu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61cm" fo:margin-left="4.154cm"/>
        </style:list-level-properties>
        <style:text-properties fo:font-family="'Helvetica Neu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62cm" fo:margin-left="0.462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462cm" fo:margin-left="0.885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462cm" fo:margin-left="1.309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62cm" fo:margin-left="1.73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62cm" fo:margin-left="2.15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62cm" fo:margin-left="2.57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62cm" fo:margin-left="3.002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62cm" fo:margin-left="3.425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62cm" fo:margin-left="3.8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462cm" fo:margin-left="0.462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62cm" fo:margin-left="0.885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62cm" fo:margin-left="1.309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62cm" fo:margin-left="1.732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62cm" fo:margin-left="2.15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62cm" fo:margin-left="2.579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62cm" fo:margin-left="3.002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62cm" fo:margin-left="3.425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62cm" fo:margin-left="3.8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7T20:58:08.254000000</dc:date>
    <meta:editing-duration>PT22M39S</meta:editing-duration>
    <meta:editing-cycles>4</meta:editing-cycles>
    <meta:generator>LibreOffice/24.8.2.1$Windows_X86_64 LibreOffice_project/0f794b6e29741098670a3b95d60478a65d05ef13</meta:generator>
    <meta:document-statistic meta:table-count="1" meta:image-count="0" meta:object-count="0" meta:page-count="4" meta:paragraph-count="52" meta:word-count="1030" meta:character-count="8803" meta:non-whitespace-character-count="7846"/>
  </office:meta>
</office:document-meta>
</file>